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paragraph-properties fo:margin-left="0in" fo:margin-right="0in" fo:text-align="justify" style:justify-single-word="false" fo:text-indent="0in" style:auto-text-indent="false" fo:padding="0in" fo:border="none"/>
    </style:style>
    <style:style style:name="P2" style:family="paragraph" style:parent-style-name="Heading_20_4">
      <style:paragraph-properties fo:margin-left="0in" fo:margin-right="0in" fo:text-align="justify" style:justify-single-word="false" fo:text-indent="0in" style:auto-text-indent="false" fo:break-before="page" fo:padding="0in" fo:border="non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Text_20_body">
      <style:paragraph-properties fo:margin-left="0in" fo:margin-right="0in" fo:text-align="justify" style:justify-single-word="false" fo:text-indent="0in" style:auto-text-indent="false" fo:padding="0in" fo:border="none"/>
    </style:style>
    <style:style style:name="P5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text-align="justify" style:justify-single-word="false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officeooo:rsid="000cc89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1106. Parsing A Boolean Expression</text:p>
      <text:p text:style-name="Subtitle">leetcode editorial</text:p>
      <text:h text:style-name="Heading_20_3" text:outline-level="3">Recursive</text:h>
      <text:h text:style-name="P1" text:outline-level="4"><text:bookmark text:name="intuition-1"/>Intuition</text:h>
      <text:p text:style-name="P4"><text:span text:style-name="T2">W</text:span>e check character by character. When we come across a boolean value (<text:span text:style-name="Source_20_Text"><text:span text:style-name="T1">t</text:span></text:span> or <text:span text:style-name="Source_20_Text"><text:span text:style-name="T1">f</text:span></text:span>), we can immediately return it as the result. However, when we see an operator like <text:span text:style-name="Source_20_Text"><text:span text:style-name="T1">!</text:span></text:span>, <text:span text:style-name="Source_20_Text"><text:span text:style-name="T1">&amp;</text:span></text:span>, or <text:span text:style-name="Source_20_Text"><text:span text:style-name="T1">|</text:span></text:span>, we know it controls what comes inside the parentheses following it. We skip the opening parenthesis and move into the subexpression.</text:p>
      <text:p text:style-name="P4">For the <text:span text:style-name="Source_20_Text"><text:span text:style-name="T1">!</text:span></text:span> operator, we expect one boolean value. We simply negate this value and return the opposite. For <text:span text:style-name="Source_20_Text"><text:span text:style-name="T1">&amp;</text:span></text:span>, we know all values inside must be true for the result to be true, so we evaluate each one, stopping if we find an <text:span text:style-name="Source_20_Text"><text:span text:style-name="T1">f</text:span></text:span>. The <text:span text:style-name="Source_20_Text"><text:span text:style-name="T1">|</text:span></text:span> operator works similarly, but we stop as soon as we find a <text:span text:style-name="Source_20_Text"><text:span text:style-name="T1">t</text:span></text:span>.</text:p>
      <text:p text:style-name="P4">Take the expression <text:span text:style-name="Source_20_Text"><text:span text:style-name="T1">&amp;(t, |(f, t))</text:span></text:span> as an example. We first encounter <text:span text:style-name="Source_20_Text"><text:span text:style-name="T1">&amp;</text:span></text:span>, which tells us we need to evaluate everything inside the parentheses. We then encounter <text:span text:style-name="Source_20_Text"><text:span text:style-name="T1">|</text:span></text:span>, which tells us to evaluate its inner subexpression. When we find that one of the values is <text:span text:style-name="Source_20_Text"><text:span text:style-name="T1">t</text:span></text:span>, we return <text:span text:style-name="Source_20_Text"><text:span text:style-name="T1">t</text:span></text:span> for the <text:span text:style-name="Source_20_Text"><text:span text:style-name="T1">|</text:span></text:span> part. Now the expression simplifies to <text:span text:style-name="Source_20_Text"><text:span text:style-name="T1">&amp;(t, t)</text:span></text:span>, which evaluates to <text:span text:style-name="Source_20_Text"><text:span text:style-name="T1">t</text:span></text:span>.</text:p>
      <text:p text:style-name="P4">Here we don’t repeat work or manipulate the string like in the previous approach, making it a little more efficient.</text:p>
      <text:h text:style-name="P1" text:outline-level="4"/>
      <text:h text:style-name="P2" text:outline-level="4"><text:bookmark text:name="algorithm-1"/>Algorithm</text:h>
      <text:list text:style-name="L1">
        <text:list-item>
          <text:p text:style-name="P5">Initialize <text:span text:style-name="Source_20_Text"><text:span text:style-name="T1">index</text:span></text:span> to <text:span text:style-name="Source_20_Text"><text:span text:style-name="T1">0</text:span></text:span> and call the <text:span text:style-name="Source_20_Text"><text:span text:style-name="T1">evaluate</text:span></text:span> function with the current expression and index.</text:p>
        </text:list-item>
        <text:list-item>
          <text:p text:style-name="P5">In the <text:span text:style-name="Source_20_Text"><text:span text:style-name="T1">evaluate</text:span></text:span> function:</text:p>
          <text:list>
            <text:list-item>
              <text:p text:style-name="P5">Read the current character from <text:span text:style-name="Source_20_Text"><text:span text:style-name="T1">expression</text:span></text:span> at <text:span text:style-name="Source_20_Text"><text:span text:style-name="T1">index</text:span></text:span>, and increment <text:span text:style-name="Source_20_Text"><text:span text:style-name="T1">index</text:span></text:span> by 1.</text:p>
            </text:list-item>
            <text:list-item>
              <text:p text:style-name="P5">Base cases:</text:p>
              <text:list>
                <text:list-item>
                  <text:p text:style-name="P6">If the character is 't' (true), return <text:span text:style-name="Source_20_Text"><text:span text:style-name="T1">true</text:span></text:span>.</text:p>
                </text:list-item>
                <text:list-item>
                  <text:p text:style-name="P6">If the character is 'f' (false), return <text:span text:style-name="Source_20_Text"><text:span text:style-name="T1">false</text:span></text:span>.</text:p>
                </text:list-item>
              </text:list>
            </text:list-item>
            <text:list-item>
              <text:p text:style-name="P5">Handle the NOT operation ('!(...)'):</text:p>
              <text:list>
                <text:list-item>
                  <text:p text:style-name="P6">If the character is '!', increment <text:span text:style-name="Source_20_Text"><text:span text:style-name="T1">index</text:span></text:span> to skip the '('.</text:p>
                </text:list-item>
                <text:list-item>
                  <text:p text:style-name="P6">Recursively evaluate the inner expression and negate the result (using <text:span text:style-name="Source_20_Text"><text:span text:style-name="T1">!</text:span></text:span>), then increment <text:span text:style-name="Source_20_Text"><text:span text:style-name="T1">index</text:span></text:span> to skip the ')'.</text:p>
                </text:list-item>
                <text:list-item>
                  <text:p text:style-name="P6">Return the negated result.</text:p>
                </text:list-item>
              </text:list>
            </text:list-item>
            <text:list-item>
              <text:p text:style-name="P5">Handle the AND ('&amp;(...)') and OR ('|(...)') operations:</text:p>
              <text:list>
                <text:list-item>
                  <text:p text:style-name="P6">Initialize an array <text:span text:style-name="Source_20_Text"><text:span text:style-name="T1">values</text:span></text:span> to store the results of subexpressions.</text:p>
                </text:list-item>
                <text:list-item>
                  <text:p text:style-name="P6">Increment <text:span text:style-name="Source_20_Text"><text:span text:style-name="T1">index</text:span></text:span> to skip the '('.</text:p>
                </text:list-item>
                <text:list-item>
                  <text:p text:style-name="P6">While the current character is not ')':</text:p>
                  <text:list>
                    <text:list-item>
                      <text:p text:style-name="P6">If the character is not a comma, recursively evaluate the subexpression and add the result to <text:span text:style-name="Source_20_Text"><text:span text:style-name="T1">values</text:span></text:span>.</text:p>
                    </text:list-item>
                    <text:list-item>
                      <text:p text:style-name="P6">If the character is a comma, increment <text:span text:style-name="Source_20_Text"><text:span text:style-name="T1">index</text:span></text:span> to skip it.</text:p>
                    </text:list-item>
                  </text:list>
                </text:list-item>
                <text:list-item>
                  <text:p text:style-name="P6">After exiting the loop, increment <text:span text:style-name="Source_20_Text"><text:span text:style-name="T1">index</text:span></text:span> to skip the ')'.</text:p>
                </text:list-item>
              </text:list>
            </text:list-item>
            <text:list-item>
              <text:p text:style-name="P5">Manual AND operation:</text:p>
              <text:list>
                <text:list-item>
                  <text:p text:style-name="P6">If the character is '&amp;', iterate through <text:span text:style-name="Source_20_Text"><text:span text:style-name="T1">values</text:span></text:span>.</text:p>
                  <text:list>
                    <text:list-item>
                      <text:p text:style-name="P6">If any value is <text:span text:style-name="Source_20_Text"><text:span text:style-name="T1">false</text:span></text:span>, return <text:span text:style-name="Source_20_Text"><text:span text:style-name="T1">false</text:span></text:span>.</text:p>
                    </text:list-item>
                  </text:list>
                </text:list-item>
                <text:list-item>
                  <text:p text:style-name="P6">If all values are <text:span text:style-name="Source_20_Text"><text:span text:style-name="T1">true</text:span></text:span>, return <text:span text:style-name="Source_20_Text"><text:span text:style-name="T1">true</text:span></text:span>.</text:p>
                </text:list-item>
              </text:list>
            </text:list-item>
            <text:list-item>
              <text:p text:style-name="P5">Manual OR operation:</text:p>
              <text:list>
                <text:list-item>
                  <text:p text:style-name="P6">If the character is '|', iterate through <text:span text:style-name="Source_20_Text"><text:span text:style-name="T1">values</text:span></text:span>.</text:p>
                  <text:list>
                    <text:list-item>
                      <text:p text:style-name="P6">If any value is <text:span text:style-name="Source_20_Text"><text:span text:style-name="T1">true</text:span></text:span>, return <text:span text:style-name="Source_20_Text"><text:span text:style-name="T1">true</text:span></text:span>.</text:p>
                    </text:list-item>
                  </text:list>
                </text:list-item>
                <text:list-item>
                  <text:p text:style-name="P6">If all values are <text:span text:style-name="Source_20_Text"><text:span text:style-name="T1">false</text:span></text:span>, return <text:span text:style-name="Source_20_Text"><text:span text:style-name="T1">false</text:span></text:span>.</text:p>
                </text:list-item>
              </text:list>
            </text:list-item>
            <text:list-item>
              <text:p text:style-name="P5">Return <text:span text:style-name="Source_20_Text"><text:span text:style-name="T1">false</text:span></text:span> at the end of the function (this point should never be reached).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1" style:font-family-complex="'Noto Sans Arabic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Arabic1" style:font-family-complex="'Noto Sans Arabic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21:56:00.953666366</meta:creation-date>
    <dc:date>2024-10-20T21:57:40.697152180</dc:date>
    <meta:editing-duration>PT1M40S</meta:editing-duration>
    <meta:editing-cycles>1</meta:editing-cycles>
    <meta:document-statistic meta:table-count="0" meta:image-count="0" meta:object-count="0" meta:page-count="2" meta:paragraph-count="36" meta:word-count="457" meta:character-count="2459" meta:non-whitespace-character-count="2063"/>
    <meta:generator>LibreOffice/24.2.6.2$Linux_X86_64 LibreOffice_project/420$Build-2</meta:generator>
  </office:meta>
</office:document-meta>
</file>